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281.76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46.49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382.34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379.25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261.16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375pt"/>
    </style:style>
    <style:style style:name="co15" style:family="table-column">
      <style:table-column-properties fo:break-before="auto" style:column-width="69.76pt"/>
    </style:style>
    <style:style style:name="ro1" style:family="table-row">
      <style:table-row-properties style:row-height="14.2pt" fo:break-before="auto" style:use-optimal-row-height="false"/>
    </style:style>
    <style:style style:name="ro2" style:family="table-row">
      <style:table-row-properties style:row-height="19.6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PageStyle_5f_Total_20_Rev_20__26__20_Exp">
      <style:table-properties table:display="true" style:writing-mode="lr-tb"/>
    </style:style>
    <style:style style:name="ta2" style:family="table" style:master-page-name="PageStyle_5f_Revenue">
      <style:table-properties table:display="true" style:writing-mode="lr-tb"/>
    </style:style>
    <style:style style:name="ta3" style:family="table" style:master-page-name="PageStyle_5f_Recurrent_20_Expenditure">
      <style:table-properties table:display="true" style:writing-mode="lr-tb"/>
    </style:style>
    <style:style style:name="ta4" style:family="table" style:master-page-name="PageStyle_5f_Govt_20_Subsidies">
      <style:table-properties table:display="true" style:writing-mode="lr-tb"/>
    </style:style>
    <style:style style:name="ta5" style:family="table" style:master-page-name="PageStyle_5f_Project_20_Expenditure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Heading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Content">
      <style:table-cell-properties fo:border-bottom="none" fo:border-left="0.06pt solid #000000" fo:border-right="none" fo:border-top="none"/>
    </style:style>
    <style:style style:name="ce4" style:family="table-cell" style:parent-style-name="Subtotal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Content">
      <style:text-properties fo:font-weight="bold" style:font-weight-asian="bold" style:font-weight-complex="bold"/>
    </style:style>
    <style:style style:name="ce6" style:family="table-cell" style:parent-style-name="Heading1">
      <style:table-cell-properties fo:border-bottom="0.06pt solid #000000" fo:border-left="none" fo:border-right="none" fo:border-top="0.06pt solid #000000"/>
    </style:style>
    <style:style style:name="ce7" style:family="table-cell" style:parent-style-name="Subtotal">
      <style:table-cell-properties fo:border-bottom="0.06pt solid #000000" fo:border-left="none" fo:border-right="none" fo:border-top="0.06pt solid #000000"/>
    </style:style>
    <style:style style:name="ce8" style:family="table-cell" style:parent-style-name="Heading1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Content">
      <style:table-cell-properties fo:border-bottom="none" fo:border-left="none" fo:border-right="0.06pt solid #000000" fo:border-top="none"/>
    </style:style>
    <style:style style:name="ce10" style:family="table-cell" style:parent-style-name="Subtotal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Subtotal">
      <style:table-cell-properties fo:border-bottom="none" fo:border-left="0.06pt solid #000000" fo:border-right="none" fo:border-top="none"/>
    </style:style>
    <style:style style:name="ce12" style:family="table-cell" style:parent-style-name="Subtotal">
      <style:table-cell-properties fo:border-bottom="none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tal Rev &amp; Ex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onten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/>
          <table:table-cell table:style-name="Heading" office:value-type="string" calcext:value-type="string">
            <text:p>Table 1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Heading" office:value-type="string" calcext:value-type="string">
            <text:p>Total State Revenue &amp; Expenditur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Heading" office:value-type="string" calcext:value-type="string">
            <text:p>for The Fiscal Years 2011 &amp; 2012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REVENU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 Revenue</text:p>
          </table:table-cell>
          <table:table-cell office:value-type="float" office:value="2920331000" calcext:value-type="float">
            <text:p>2,920,331,000 </text:p>
          </table:table-cell>
          <table:table-cell table:style-name="ce9" office:value-type="float" office:value="2819856000" calcext:value-type="float">
            <text:p>2,819,856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uture Generation Fund</text:p>
          </table:table-cell>
          <table:table-cell office:value-type="float" office:value="-21000000" calcext:value-type="float">
            <text:p>(21,000,000)</text:p>
          </table:table-cell>
          <table:table-cell table:style-name="ce9" office:value-type="float" office:value="-21000000" calcext:value-type="float">
            <text:p>(21,000,0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 &amp; Gas Products Subsidies</text:p>
          </table:table-cell>
          <table:table-cell office:value-type="float" office:value="-841323000" calcext:value-type="float">
            <text:p>(841,323,000)</text:p>
          </table:table-cell>
          <table:table-cell table:style-name="ce9" office:value-type="float" office:value="-800997000" calcext:value-type="float">
            <text:p>(800,997,000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Net Oil Revenue</text:p>
          </table:table-cell>
          <table:table-cell table:style-name="ce7" table:formula="of:=SUBTOTAL(9;[.C10:.C12])" office:value-type="float" office:value="2058008000" calcext:value-type="float">
            <text:p>2,058,008,000 </text:p>
          </table:table-cell>
          <table:table-cell table:style-name="ce10" table:formula="of:=SUBTOTAL(9;[.D10:.D12])" office:value-type="float" office:value="1997859000" calcext:value-type="float">
            <text:p>1,997,859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n Oil Revenue</text:p>
          </table:table-cell>
          <table:table-cell office:value-type="float" office:value="252422000" calcext:value-type="float">
            <text:p>252,422,000 </text:p>
          </table:table-cell>
          <table:table-cell table:style-name="ce9" office:value-type="float" office:value="252422000" calcext:value-type="float">
            <text:p>252,422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ants</text:p>
          </table:table-cell>
          <table:table-cell table:formula="of:=[Revenue.C38]" office:value-type="float" office:value="37600000" calcext:value-type="float">
            <text:p>37,600,000 </text:p>
          </table:table-cell>
          <table:table-cell table:style-name="ce9" table:formula="of:=[Revenue.D38]" office:value-type="float" office:value="37600000" calcext:value-type="float">
            <text:p>37,600,000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otal Revenue</text:p>
          </table:table-cell>
          <table:table-cell table:style-name="ce7" table:formula="of:=SUBTOTAL(9;[.C10:.C15])" office:value-type="float" office:value="2348030000" calcext:value-type="float">
            <text:p>2,348,030,000 </text:p>
          </table:table-cell>
          <table:table-cell table:style-name="ce10" table:formula="of:=SUBTOTAL(9;[.D10:.D15])" office:value-type="float" office:value="2287881000" calcext:value-type="float">
            <text:p>2,287,881,000 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ontent"/>
          <table:table-cell/>
          <table:table-cell table:style-name="Content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EXPENDITURE</text:p>
          </table:table-cell>
          <table:table-cell/>
          <table:table-cell table:style-name="Content"/>
          <table:table-cell table:number-columns-repeated="1020"/>
        </table:table-row>
        <table:table-row table:style-name="ro1">
          <table:table-cell/>
          <table:table-cell table:style-name="Content"/>
          <table:table-cell/>
          <table:table-cell table:style-name="Conten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current Expenditure</text:p>
          </table:table-cell>
          <table:table-cell office:value-type="float" office:value="1831657000" calcext:value-type="float">
            <text:p>1,831,657,000 </text:p>
          </table:table-cell>
          <table:table-cell table:style-name="ce9" office:value-type="float" office:value="1826329000" calcext:value-type="float">
            <text:p>1,826,329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overnment Subsidies</text:p>
          </table:table-cell>
          <table:table-cell table:formula="of:=['Govt Subsidies'.C21]" office:value-type="float" office:value="543358000" calcext:value-type="float">
            <text:p>543,358,000 </text:p>
          </table:table-cell>
          <table:table-cell table:style-name="ce9" table:formula="of:=['Govt Subsidies'.D21]" office:value-type="float" office:value="662248000" calcext:value-type="float">
            <text:p>662,248,0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tal Recurrent Expenditure</text:p>
          </table:table-cell>
          <table:table-cell table:style-name="ce7" table:formula="of:=SUBTOTAL(9;[.C22:.C23])" office:value-type="float" office:value="2375015000" calcext:value-type="float">
            <text:p>2,375,015,000 </text:p>
          </table:table-cell>
          <table:table-cell table:style-name="ce10" table:formula="of:=SUBTOTAL(9;[.D22:.D23])" office:value-type="float" office:value="2488577000" calcext:value-type="float">
            <text:p>2,488,577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jects Expenditure</text:p>
          </table:table-cell>
          <table:table-cell table:formula="of:=['Project Expenditure'.C47]" office:value-type="float" office:value="700000000" calcext:value-type="float">
            <text:p>700,000,000 </text:p>
          </table:table-cell>
          <table:table-cell table:style-name="ce9" table:formula="of:=['Project Expenditure'.D47]" office:value-type="float" office:value="635000000" calcext:value-type="float">
            <text:p>635,000,0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tal Expenditure</text:p>
          </table:table-cell>
          <table:table-cell table:style-name="ce7" table:formula="of:=SUBTOTAL(9;[.C22:.C25])" office:value-type="float" office:value="3075015000" calcext:value-type="float">
            <text:p>3,075,015,000 </text:p>
          </table:table-cell>
          <table:table-cell table:style-name="ce10" table:formula="of:=SUBTOTAL(9;[.D22:.D25])" office:value-type="float" office:value="3123577000" calcext:value-type="float">
            <text:p>3,123,577,000 </text:p>
          </table:table-cell>
          <table:table-cell table:number-columns-repeated="1020"/>
        </table:table-row>
        <table:table-row table:style-name="ro1">
          <table:table-cell/>
          <table:table-cell table:style-name="Subtotal" table:number-columns-repeated="3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Surplus / ( Deficit )</text:p>
          </table:table-cell>
          <table:table-cell table:style-name="ce7" table:formula="of:=[.C16]-[.C26]" office:value-type="float" office:value="-726985000" calcext:value-type="float">
            <text:p>(726,985,000)</text:p>
          </table:table-cell>
          <table:table-cell table:style-name="ce10" table:formula="of:=[.D16]-[.D26]" office:value-type="float" office:value="-835696000" calcext:value-type="float">
            <text:p>(835,696,000)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</table:table>
      <table:table table:name="Revenue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ce3"/>
        <table:table-column table:style-name="co7" table:default-cell-style-name="Content"/>
        <table:table-column table:style-name="co7" table:default-cell-style-name="ce9"/>
        <table:table-column table:style-name="co4" table:number-columns-repeated="1020" table:default-cell-style-name="Default"/>
        <table:table-row table:style-name="ro4">
          <table:table-cell table:style-name="Heading"/>
          <table:table-cell table:style-name="Heading" office:value-type="string" calcext:value-type="string">
            <text:p>Table 2</text:p>
          </table:table-cell>
          <table:table-cell table:style-name="Default" table:number-columns-repeated="2"/>
          <table:table-cell table:number-columns-repeated="1020"/>
        </table:table-row>
        <table:table-row table:style-name="ro4">
          <table:table-cell table:style-name="Heading"/>
          <table:table-cell table:style-name="Heading" office:value-type="string" calcext:value-type="string">
            <text:p>Revenue by Ministries</text:p>
          </table:table-cell>
          <table:table-cell table:style-name="Default" table:number-columns-repeated="2"/>
          <table:table-cell table:number-columns-repeated="1020"/>
        </table:table-row>
        <table:table-row table:style-name="ro4">
          <table:table-cell table:style-name="Heading"/>
          <table:table-cell table:style-name="Heading" office:value-type="string" calcext:value-type="string">
            <text:p>for The Fiscal Years 2011 &amp; 2012</text:p>
          </table:table-cell>
          <table:table-cell table:style-name="Default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0"/>
        </table:table-row>
        <table:table-row-group>
          <table:table-row table:style-name="ro2">
            <table:table-cell/>
            <table:table-cell table:style-name="ce11" office:value-type="string" calcext:value-type="string">
              <text:p>Public Administration Sector</text:p>
            </table:table-cell>
            <table:table-cell table:style-name="Subtotal" table:formula="of:=SUBTOTAL(9;[.C9:.C17])" office:value-type="float" office:value="149030000" calcext:value-type="float">
              <text:p>149,030,000 </text:p>
            </table:table-cell>
            <table:table-cell table:style-name="ce12" table:formula="of:=SUBTOTAL(9;[.D9:.D17])" office:value-type="float" office:value="143200000" calcext:value-type="float">
              <text:p>143,200,000 </text:p>
            </table:table-cell>
            <table:table-cell table:number-columns-repeated="1020"/>
          </table:table-row>
          <table:table-row-group>
            <table:table-row table:style-name="ro1">
              <table:table-cell/>
              <table:table-cell office:value-type="string" calcext:value-type="string">
                <text:p>Ministry of Interior</text:p>
              </table:table-cell>
              <table:table-cell office:value-type="float" office:value="35039000" calcext:value-type="float">
                <text:p>35,039,000 </text:p>
              </table:table-cell>
              <table:table-cell office:value-type="float" office:value="34958000" calcext:value-type="float">
                <text:p>34,958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Customs Affairs</text:p>
              </table:table-cell>
              <table:table-cell office:value-type="float" office:value="94530000" calcext:value-type="float">
                <text:p>94,530,000 </text:p>
              </table:table-cell>
              <table:table-cell office:value-type="float" office:value="89781000" calcext:value-type="float">
                <text:p>89,781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legislation &amp; legal Opinion Commission</text:p>
              </table:table-cell>
              <table:table-cell table:number-columns-repeated="2" office:value-type="float" office:value="48000" calcext:value-type="float">
                <text:p>48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Ministry of Foreign Affairs</text:p>
              </table:table-cell>
              <table:table-cell table:number-columns-repeated="2" office:value-type="float" office:value="1875000" calcext:value-type="float">
                <text:p>1,875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Ministry of Justice &amp; Islamic Affairs &amp; Awqaf (Justice Affairs)</text:p>
              </table:table-cell>
              <table:table-cell table:number-columns-repeated="2" office:value-type="float" office:value="8450000" calcext:value-type="float">
                <text:p>8,450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Ministry of Justice &amp; Islamic Affairs &amp; Awqaf (Islamic Affairs)</text:p>
              </table:table-cell>
              <table:table-cell table:number-columns-repeated="2" office:value-type="float" office:value="10000" calcext:value-type="float">
                <text:p>10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Central Informatics Organization</text:p>
              </table:table-cell>
              <table:table-cell table:number-columns-repeated="2" office:value-type="float" office:value="603000" calcext:value-type="float">
                <text:p>603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Civil Service Bureau</text:p>
              </table:table-cell>
              <table:table-cell table:number-columns-repeated="2" office:value-type="float" office:value="5000" calcext:value-type="float">
                <text:p>5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Survey &amp; Land Registration Bureau</text:p>
              </table:table-cell>
              <table:table-cell office:value-type="float" office:value="8470000" calcext:value-type="float">
                <text:p>8,470,000 </text:p>
              </table:table-cell>
              <table:table-cell office:value-type="float" office:value="7470000" calcext:value-type="float">
                <text:p>7,470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1" office:value-type="string" calcext:value-type="string">
              <text:p>Social Services Sector</text:p>
            </table:table-cell>
            <table:table-cell table:style-name="Subtotal" table:formula="of:=SUBTOTAL(9;[.C19:.C24])" office:value-type="float" office:value="24389000" calcext:value-type="float">
              <text:p>24,389,000 </text:p>
            </table:table-cell>
            <table:table-cell table:style-name="ce12" table:formula="of:=SUBTOTAL(9;[.D19:.D24])" office:value-type="float" office:value="23767000" calcext:value-type="float">
              <text:p>23,767,000 </text:p>
            </table:table-cell>
            <table:table-cell table:number-columns-repeated="1020"/>
          </table:table-row>
          <table:table-row-group>
            <table:table-row table:style-name="ro1">
              <table:table-cell/>
              <table:table-cell office:value-type="string" calcext:value-type="string">
                <text:p>Ministry of Culture</text:p>
              </table:table-cell>
              <table:table-cell office:value-type="float" office:value="8618000" calcext:value-type="float">
                <text:p>8,618,000 </text:p>
              </table:table-cell>
              <table:table-cell office:value-type="float" office:value="8518000" calcext:value-type="float">
                <text:p>8,518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Information Affairs Authority</text:p>
              </table:table-cell>
              <table:table-cell table:number-columns-repeated="2" office:value-type="float" office:value="1000000" calcext:value-type="float">
                <text:p>1,000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Ministry of Education</text:p>
              </table:table-cell>
              <table:table-cell office:value-type="float" office:value="208000" calcext:value-type="float">
                <text:p>208,000 </text:p>
              </table:table-cell>
              <table:table-cell office:value-type="float" office:value="198000" calcext:value-type="float">
                <text:p>198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Ministry of Health</text:p>
              </table:table-cell>
              <table:table-cell office:value-type="float" office:value="14094000" calcext:value-type="float">
                <text:p>14,094,000 </text:p>
              </table:table-cell>
              <table:table-cell office:value-type="float" office:value="13616000" calcext:value-type="float">
                <text:p>13,616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Ministry of Labour</text:p>
              </table:table-cell>
              <table:table-cell office:value-type="float" office:value="454000" calcext:value-type="float">
                <text:p>454,000 </text:p>
              </table:table-cell>
              <table:table-cell office:value-type="float" office:value="420000" calcext:value-type="float">
                <text:p>420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Ministry of Social Development</text:p>
              </table:table-cell>
              <table:table-cell table:number-columns-repeated="2" office:value-type="float" office:value="15000" calcext:value-type="float">
                <text:p>15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1" office:value-type="string" calcext:value-type="string">
              <text:p>Economic Services Sector</text:p>
            </table:table-cell>
            <table:table-cell table:style-name="Subtotal" table:formula="of:=SUBTOTAL(9;[.C26:.C28])" office:value-type="float" office:value="7077000" calcext:value-type="float">
              <text:p>7,077,000 </text:p>
            </table:table-cell>
            <table:table-cell table:style-name="ce12" table:formula="of:=SUBTOTAL(9;[.D26:.D28])" office:value-type="float" office:value="6893000" calcext:value-type="float">
              <text:p>6,893,000 </text:p>
            </table:table-cell>
            <table:table-cell table:number-columns-repeated="1020"/>
          </table:table-row>
          <table:table-row-group>
            <table:table-row table:style-name="ro1">
              <table:table-cell/>
              <table:table-cell office:value-type="string" calcext:value-type="string">
                <text:p>Ministry of Industry &amp; Commerce</text:p>
              </table:table-cell>
              <table:table-cell office:value-type="float" office:value="6775000" calcext:value-type="float">
                <text:p>6,775,000 </text:p>
              </table:table-cell>
              <table:table-cell office:value-type="float" office:value="6591000" calcext:value-type="float">
                <text:p>6,591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National Oil &amp; Gas Authority</text:p>
              </table:table-cell>
              <table:table-cell table:number-columns-repeated="2" office:value-type="float" office:value="300000" calcext:value-type="float">
                <text:p>300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Ministry of Finance</text:p>
              </table:table-cell>
              <table:table-cell table:number-columns-repeated="2" office:value-type="float" office:value="2000" calcext:value-type="float">
                <text:p>2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1" office:value-type="string" calcext:value-type="string">
              <text:p>Infrastructure Sector</text:p>
            </table:table-cell>
            <table:table-cell table:style-name="Subtotal" table:formula="of:=SUBTOTAL(9;[.C30:.C32])" office:value-type="float" office:value="17110000" calcext:value-type="float">
              <text:p>17,110,000 </text:p>
            </table:table-cell>
            <table:table-cell table:style-name="ce12" table:formula="of:=SUBTOTAL(9;[.D30:.D32])" office:value-type="float" office:value="16424000" calcext:value-type="float">
              <text:p>16,424,000 </text:p>
            </table:table-cell>
            <table:table-cell table:number-columns-repeated="1020"/>
          </table:table-row>
          <table:table-row-group>
            <table:table-row table:style-name="ro1">
              <table:table-cell/>
              <table:table-cell office:value-type="string" calcext:value-type="string">
                <text:p>Ministry of Works</text:p>
              </table:table-cell>
              <table:table-cell table:number-columns-repeated="2" office:value-type="float" office:value="250000" calcext:value-type="float">
                <text:p>250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Post, Communication,Frequency and Transport Affairs</text:p>
              </table:table-cell>
              <table:table-cell table:number-columns-repeated="2" office:value-type="float" office:value="6255000" calcext:value-type="float">
                <text:p>6,255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Civil Aviation Affairs</text:p>
              </table:table-cell>
              <table:table-cell office:value-type="float" office:value="10605000" calcext:value-type="float">
                <text:p>10,605,000 </text:p>
              </table:table-cell>
              <table:table-cell office:value-type="float" office:value="9919000" calcext:value-type="float">
                <text:p>9,919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1" office:value-type="string" calcext:value-type="string">
              <text:p>Miscellaneous Budget</text:p>
            </table:table-cell>
            <table:table-cell table:style-name="Subtotal" table:formula="of:=SUBTOTAL(9;[.C34:.C35])" office:value-type="float" office:value="663000" calcext:value-type="float">
              <text:p>663,000 </text:p>
            </table:table-cell>
            <table:table-cell table:style-name="ce12" table:formula="of:=SUBTOTAL(9;[.D34:.D35])" office:value-type="float" office:value="653000" calcext:value-type="float">
              <text:p>653,000 </text:p>
            </table:table-cell>
            <table:table-cell table:number-columns-repeated="1020"/>
          </table:table-row>
          <table:table-row-group>
            <table:table-row table:style-name="ro1">
              <table:table-cell/>
              <table:table-cell office:value-type="string" calcext:value-type="string">
                <text:p>Ministry of Municipal Affairs &amp; Urban Planning </text:p>
              </table:table-cell>
              <table:table-cell table:number-columns-repeated="2" office:value-type="float" office:value="330000" calcext:value-type="float">
                <text:p>330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Public Commission for the Protection of Marine Resources, Environment &amp; Wildlife </text:p>
              </table:table-cell>
              <table:table-cell office:value-type="float" office:value="333000" calcext:value-type="float">
                <text:p>333,000 </text:p>
              </table:table-cell>
              <table:table-cell office:value-type="float" office:value="323000" calcext:value-type="float">
                <text:p>323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1" office:value-type="string" calcext:value-type="string">
              <text:p>Accounts under MOF Control</text:p>
            </table:table-cell>
            <table:table-cell table:style-name="Subtotal" table:formula="of:=SUBTOTAL(9;[.C37:.C39])" office:value-type="float" office:value="2149761000" calcext:value-type="float">
              <text:p>2,149,761,000 </text:p>
            </table:table-cell>
            <table:table-cell table:style-name="ce12" table:formula="of:=SUBTOTAL(9;[.D37:.D39])" office:value-type="float" office:value="2096944000" calcext:value-type="float">
              <text:p>2,096,944,000 </text:p>
            </table:table-cell>
            <table:table-cell table:number-columns-repeated="1020"/>
          </table:table-row>
          <table:table-row-group>
            <table:table-row table:style-name="ro1">
              <table:table-cell/>
              <table:table-cell office:value-type="string" calcext:value-type="string">
                <text:p>Oil &amp; Gas revenues</text:p>
              </table:table-cell>
              <table:table-cell office:value-type="float" office:value="2058008000" calcext:value-type="float">
                <text:p>2,058,008,000 </text:p>
              </table:table-cell>
              <table:table-cell office:value-type="float" office:value="1997859000" calcext:value-type="float">
                <text:p>1,997,859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Grants</text:p>
              </table:table-cell>
              <table:table-cell table:number-columns-repeated="2" office:value-type="float" office:value="37600000" calcext:value-type="float">
                <text:p>37,600,000 </text:p>
              </table:table-cell>
              <table:table-cell table:number-columns-repeated="1020"/>
            </table:table-row>
            <table:table-row table:style-name="ro1">
              <table:table-cell/>
              <table:table-cell office:value-type="string" calcext:value-type="string">
                <text:p>Miscellaneous Revenue</text:p>
              </table:table-cell>
              <table:table-cell office:value-type="float" office:value="54153000" calcext:value-type="float">
                <text:p>54,153,000 </text:p>
              </table:table-cell>
              <table:table-cell office:value-type="float" office:value="61485000" calcext:value-type="float">
                <text:p>61,485,000 </text:p>
              </table:table-cell>
              <table:table-cell table:number-columns-repeated="1020"/>
            </table:table-row>
          </table:table-row-group>
        </table:table-row-group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7" table:formula="of:=SUBTOTAL(9;[.C8:.C39])" office:value-type="float" office:value="2348030000" calcext:value-type="float">
            <text:p>2,348,030,000 </text:p>
          </table:table-cell>
          <table:table-cell table:style-name="ce10" table:formula="of:=SUBTOTAL(9;[.D8:.D39])" office:value-type="float" office:value="2287881000" calcext:value-type="float">
            <text:p>2,287,881,000 </text:p>
          </table:table-cell>
          <table:table-cell table:number-columns-repeated="1020"/>
        </table:table-row>
      </table:table>
      <table:table table:name="Recurrent Expenditure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ontent"/>
        <table:table-column table:style-name="co10" table:number-columns-repeated="2" table:default-cell-style-name="Content"/>
        <table:table-column table:style-name="co4" table:number-columns-repeated="1020" table:default-cell-style-name="Default"/>
        <table:table-row table:style-name="ro1">
          <table:table-cell/>
          <table:table-cell table:style-name="Heading" office:value-type="string" calcext:value-type="string">
            <text:p>Table 3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Recurrent Expenditure by Ministries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for The Fiscal Years 2011 &amp; 2012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Heading1" office:value-type="string" calcext:value-type="string">
            <text:p>Description</text:p>
          </table:table-cell>
          <table:table-cell table:style-name="Heading1" office:value-type="float" office:value="2012" calcext:value-type="float">
            <text:p>2012</text:p>
          </table:table-cell>
          <table:table-cell table:style-name="Heading1" office:value-type="float" office:value="2011" calcext:value-type="float">
            <text:p>2011</text:p>
          </table:table-cell>
          <table:table-cell table:number-columns-repeated="1020"/>
        </table:table-row>
        <table:table-row-group>
          <table:table-row-group>
            <table:table-row table:style-name="ro2">
              <table:table-cell/>
              <table:table-cell table:style-name="Subtotal" office:value-type="string" calcext:value-type="string">
                <text:p>Public Administration Sector</text:p>
              </table:table-cell>
              <table:table-cell table:style-name="Subtotal" table:formula="of:=SUBTOTAL(9;[.C9:.C33])" office:value-type="float" office:value="710226000" calcext:value-type="float">
                <text:p>710,226,000 </text:p>
              </table:table-cell>
              <table:table-cell table:style-name="Subtotal" table:formula="of:=SUBTOTAL(9;[.D9:.D33])" office:value-type="float" office:value="677126000" calcext:value-type="float">
                <text:p>677,126,000 </text:p>
              </table:table-cell>
              <table:table-cell table:number-columns-repeated="1020"/>
            </table:table-row>
            <table:table-row-group>
              <table:table-row table:style-name="ro1">
                <table:table-cell/>
                <table:table-cell office:value-type="string" calcext:value-type="string">
                  <text:p>The Court of H.R.H The Prime Minister</text:p>
                </table:table-cell>
                <table:table-cell table:number-columns-repeated="2" office:value-type="float" office:value="17285000" calcext:value-type="float">
                  <text:p>17,285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Deputy of H.R.H The Prime Minister</text:p>
                </table:table-cell>
                <table:table-cell table:number-columns-repeated="2" office:value-type="float" office:value="1125000" calcext:value-type="float">
                  <text:p>1,125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Deputy of H.R.H The Prime Minister</text:p>
                </table:table-cell>
                <table:table-cell table:number-columns-repeated="2" office:value-type="float" office:value="549000" calcext:value-type="float">
                  <text:p>549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Deputy of H.R.H The Prime Minister</text:p>
                </table:table-cell>
                <table:table-cell table:number-columns-repeated="2" office:value-type="float" office:value="195000" calcext:value-type="float">
                  <text:p>195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Deputy of H.R.H The Prime Minister</text:p>
                </table:table-cell>
                <table:table-cell table:number-columns-repeated="2" office:value-type="float" office:value="1000000" calcext:value-type="float">
                  <text:p>1,000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Minister of State for Follow-up Affairs</text:p>
                </table:table-cell>
                <table:table-cell table:number-columns-repeated="2" office:value-type="float" office:value="354000" calcext:value-type="float">
                  <text:p>354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Advisor to H.R.H The Prime Minister</text:p>
                </table:table-cell>
                <table:table-cell table:number-columns-repeated="2" office:value-type="float" office:value="195000" calcext:value-type="float">
                  <text:p>195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Advisor to H.R.H The Prime Minister</text:p>
                </table:table-cell>
                <table:table-cell table:number-columns-repeated="2" office:value-type="float" office:value="120000" calcext:value-type="float">
                  <text:p>120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Advisor to H.R.H The Prime Minister for Economic Affairs</text:p>
                </table:table-cell>
                <table:table-cell table:number-columns-repeated="2" office:value-type="float" office:value="120000" calcext:value-type="float">
                  <text:p>120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Advisor to H.R.H The Prime Minister for Security Affairs</text:p>
                </table:table-cell>
                <table:table-cell table:number-columns-repeated="2" office:value-type="float" office:value="120000" calcext:value-type="float">
                  <text:p>120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Advisor to H.R.H The Prime Minister for Industry &amp; Oil Affairs</text:p>
                </table:table-cell>
                <table:table-cell table:number-columns-repeated="2" office:value-type="float" office:value="120000" calcext:value-type="float">
                  <text:p>120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Ministry of Defence</text:p>
                </table:table-cell>
                <table:table-cell office:value-type="float" office:value="358420000" calcext:value-type="float">
                  <text:p>358,420,000 </text:p>
                </table:table-cell>
                <table:table-cell office:value-type="float" office:value="330320000" calcext:value-type="float">
                  <text:p>330,320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The General Commission for the Higher Defence Council</text:p>
                </table:table-cell>
                <table:table-cell table:number-columns-repeated="2" office:value-type="float" office:value="288000" calcext:value-type="float">
                  <text:p>288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Ministry of Interior</text:p>
                </table:table-cell>
                <table:table-cell office:value-type="float" office:value="202104000" calcext:value-type="float">
                  <text:p>202,104,000 </text:p>
                </table:table-cell>
                <table:table-cell office:value-type="float" office:value="197104000" calcext:value-type="float">
                  <text:p>197,104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Customs Affairs</text:p>
                </table:table-cell>
                <table:table-cell table:number-columns-repeated="2" office:value-type="float" office:value="14509000" calcext:value-type="float">
                  <text:p>14,509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National Security Agency</text:p>
                </table:table-cell>
                <table:table-cell table:number-columns-repeated="2" office:value-type="float" office:value="18218000" calcext:value-type="float">
                  <text:p>18,218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National Guard</text:p>
                </table:table-cell>
                <table:table-cell table:number-columns-repeated="2" office:value-type="float" office:value="24222000" calcext:value-type="float">
                  <text:p>24,222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legislation &amp; legal Opinion Commission</text:p>
                </table:table-cell>
                <table:table-cell table:number-columns-repeated="2" office:value-type="float" office:value="2230000" calcext:value-type="float">
                  <text:p>2,23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Ministry of Foreign Affairs</text:p>
                </table:table-cell>
                <table:table-cell table:number-columns-repeated="2" office:value-type="float" office:value="29326000" calcext:value-type="float">
                  <text:p>29,326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Ministry of Justice &amp; Islamic Affairs &amp; Awqaf (Justice Affairs)</text:p>
                </table:table-cell>
                <table:table-cell table:number-columns-repeated="2" office:value-type="float" office:value="18484000" calcext:value-type="float">
                  <text:p>18,484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Ministry of Justice &amp; Islamic Affairs &amp; Awqaf (Islamic Affairs)</text:p>
                </table:table-cell>
                <table:table-cell table:number-columns-repeated="2" office:value-type="float" office:value="2500000" calcext:value-type="float">
                  <text:p>2,500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Ministry of Cabinet Affairs</text:p>
                </table:table-cell>
                <table:table-cell table:number-columns-repeated="2" office:value-type="float" office:value="1515000" calcext:value-type="float">
                  <text:p>1,515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Civil Service Bureau</text:p>
                </table:table-cell>
                <table:table-cell table:number-columns-repeated="2" office:value-type="float" office:value="4523000" calcext:value-type="float">
                  <text:p>4,523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Central Informatics Organization</text:p>
                </table:table-cell>
                <table:table-cell table:number-columns-repeated="2" office:value-type="float" office:value="7336000" calcext:value-type="float">
                  <text:p>7,336,000 </text:p>
                </table:table-cell>
                <table:table-cell table:number-columns-repeated="1020"/>
              </table:table-row>
              <table:table-row table:style-name="ro1">
                <table:table-cell/>
                <table:table-cell office:value-type="string" calcext:value-type="string">
                  <text:p>Survey &amp; Land Registration Bureau</text:p>
                </table:table-cell>
                <table:table-cell table:number-columns-repeated="2" office:value-type="float" office:value="5368000" calcext:value-type="float">
                  <text:p>5,368,000 </text:p>
                </table:table-cell>
                <table:table-cell table:number-columns-repeated="1020"/>
              </table:table-row>
            </table:table-row-group>
            <table:table-row table:style-name="ro2">
              <table:table-cell/>
              <table:table-cell table:style-name="Subtotal" office:value-type="string" calcext:value-type="string">
                <text:p>Social Services Sector</text:p>
              </table:table-cell>
              <table:table-cell table:style-name="Subtotal" table:formula="of:=SUBTOTAL(9;[.C35:.C43])" office:value-type="float" office:value="495354000" calcext:value-type="float">
                <text:p>495,354,000 </text:p>
              </table:table-cell>
              <table:table-cell table:style-name="Subtotal" table:formula="of:=SUBTOTAL(9;[.D35:.D43])" office:value-type="float" office:value="493254000" calcext:value-type="float">
                <text:p>493,254,000 </text:p>
              </table:table-cell>
              <table:table-cell table:number-columns-repeated="1020"/>
            </table:table-row>
            <table:table-row-group>
              <table:table-row table:style-name="ro3">
                <table:table-cell/>
                <table:table-cell office:value-type="string" calcext:value-type="string">
                  <text:p>Ministry of Culture</text:p>
                </table:table-cell>
                <table:table-cell table:number-columns-repeated="2" office:value-type="float" office:value="6500000" calcext:value-type="float">
                  <text:p>6,5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Information Affairs Authority</text:p>
                </table:table-cell>
                <table:table-cell table:number-columns-repeated="2" office:value-type="float" office:value="17665000" calcext:value-type="float">
                  <text:p>17,665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Ministry of Education</text:p>
                </table:table-cell>
                <table:table-cell office:value-type="float" office:value="236000000" calcext:value-type="float">
                  <text:p>236,000,000 </text:p>
                </table:table-cell>
                <table:table-cell office:value-type="float" office:value="235500000" calcext:value-type="float">
                  <text:p>235,5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Ministry of Health</text:p>
                </table:table-cell>
                <table:table-cell office:value-type="float" office:value="184066000" calcext:value-type="float">
                  <text:p>184,066,000 </text:p>
                </table:table-cell>
                <table:table-cell office:value-type="float" office:value="183366000" calcext:value-type="float">
                  <text:p>183,366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Ministry of Labour</text:p>
                </table:table-cell>
                <table:table-cell table:number-columns-repeated="2" office:value-type="float" office:value="5371000" calcext:value-type="float">
                  <text:p>5,371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Ministry of Social Development</text:p>
                </table:table-cell>
                <table:table-cell table:number-columns-repeated="2" office:value-type="float" office:value="22752000" calcext:value-type="float">
                  <text:p>22,752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General Organization for Youth &amp; Sports</text:p>
                </table:table-cell>
                <table:table-cell table:number-columns-repeated="2" office:value-type="float" office:value="10000000" calcext:value-type="float">
                  <text:p>10,0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Youth &amp; Sports High Council</text:p>
                </table:table-cell>
                <table:table-cell table:number-columns-repeated="2" office:value-type="float" office:value="1500000" calcext:value-type="float">
                  <text:p>1,5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National Olympic Committee of Bahrain</text:p>
                </table:table-cell>
                <table:table-cell office:value-type="float" office:value="11500000" calcext:value-type="float">
                  <text:p>11,500,000 </text:p>
                </table:table-cell>
                <table:table-cell office:value-type="float" office:value="10600000" calcext:value-type="float">
                  <text:p>10,600,000 </text:p>
                </table:table-cell>
                <table:table-cell table:number-columns-repeated="1020"/>
              </table:table-row>
            </table:table-row-group>
            <table:table-row table:style-name="ro2">
              <table:table-cell/>
              <table:table-cell table:style-name="Subtotal" office:value-type="string" calcext:value-type="string">
                <text:p>Economic Services Sector</text:p>
              </table:table-cell>
              <table:table-cell table:style-name="Subtotal" table:formula="of:=SUBTOTAL(9;[.C45:.C47])" office:value-type="float" office:value="21276000" calcext:value-type="float">
                <text:p>21,276,000 </text:p>
              </table:table-cell>
              <table:table-cell table:style-name="Subtotal" table:formula="of:=SUBTOTAL(9;[.D45:.D47])" office:value-type="float" office:value="21276000" calcext:value-type="float">
                <text:p>21,276,000 </text:p>
              </table:table-cell>
              <table:table-cell table:number-columns-repeated="1020"/>
            </table:table-row>
            <table:table-row-group>
              <table:table-row table:style-name="ro3">
                <table:table-cell/>
                <table:table-cell office:value-type="string" calcext:value-type="string">
                  <text:p>Ministry of Industry &amp; Commerce</text:p>
                </table:table-cell>
                <table:table-cell table:number-columns-repeated="2" office:value-type="float" office:value="11048000" calcext:value-type="float">
                  <text:p>11,048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National Oil &amp; Gas Authority</text:p>
                </table:table-cell>
                <table:table-cell table:number-columns-repeated="2" office:value-type="float" office:value="2652000" calcext:value-type="float">
                  <text:p>2,652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Ministry of Finance</text:p>
                </table:table-cell>
                <table:table-cell table:number-columns-repeated="2" office:value-type="float" office:value="7576000" calcext:value-type="float">
                  <text:p>7,576,000 </text:p>
                </table:table-cell>
                <table:table-cell table:number-columns-repeated="1020"/>
              </table:table-row>
            </table:table-row-group>
            <table:table-row table:style-name="ro2">
              <table:table-cell/>
              <table:table-cell table:style-name="Subtotal" office:value-type="string" calcext:value-type="string">
                <text:p>Infrastructure Sector</text:p>
              </table:table-cell>
              <table:table-cell table:style-name="Subtotal" table:formula="of:=SUBTOTAL(9;[.C49:.C54])" office:value-type="float" office:value="300023000" calcext:value-type="float">
                <text:p>300,023,000 </text:p>
              </table:table-cell>
              <table:table-cell table:style-name="Subtotal" table:formula="of:=SUBTOTAL(9;[.D49:.D54])" office:value-type="float" office:value="300023000" calcext:value-type="float">
                <text:p>300,023,000 </text:p>
              </table:table-cell>
              <table:table-cell table:number-columns-repeated="1020"/>
            </table:table-row>
            <table:table-row-group>
              <table:table-row table:style-name="ro3">
                <table:table-cell/>
                <table:table-cell office:value-type="string" calcext:value-type="string">
                  <text:p>Ministry of Housing</text:p>
                </table:table-cell>
                <table:table-cell table:number-columns-repeated="2" office:value-type="float" office:value="4091000" calcext:value-type="float">
                  <text:p>4,091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Ministry of Works</text:p>
                </table:table-cell>
                <table:table-cell table:number-columns-repeated="2" office:value-type="float" office:value="25161000" calcext:value-type="float">
                  <text:p>25,161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Minister for Electricity &amp; Water Affairs</text:p>
                </table:table-cell>
                <table:table-cell table:number-columns-repeated="2" office:value-type="float" office:value="120000" calcext:value-type="float">
                  <text:p>12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Electricity &amp; Water Authority</text:p>
                </table:table-cell>
                <table:table-cell table:number-columns-repeated="2" office:value-type="float" office:value="250000000" calcext:value-type="float">
                  <text:p>250,0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Post, Communication,Frequency and Transport Affairs</text:p>
                </table:table-cell>
                <table:table-cell table:number-columns-repeated="2" office:value-type="float" office:value="7754000" calcext:value-type="float">
                  <text:p>7,754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Civil Aviation Affairs</text:p>
                </table:table-cell>
                <table:table-cell table:number-columns-repeated="2" office:value-type="float" office:value="12897000" calcext:value-type="float">
                  <text:p>12,897,000 </text:p>
                </table:table-cell>
                <table:table-cell table:number-columns-repeated="1020"/>
              </table:table-row>
            </table:table-row-group>
            <table:table-row table:style-name="ro2">
              <table:table-cell/>
              <table:table-cell table:style-name="Subtotal" office:value-type="string" calcext:value-type="string">
                <text:p>Miscellaneous Budget</text:p>
              </table:table-cell>
              <table:table-cell table:style-name="Subtotal" table:formula="of:=SUBTOTAL(9;[.C56:.C61])" office:value-type="float" office:value="29579000" calcext:value-type="float">
                <text:p>29,579,000 </text:p>
              </table:table-cell>
              <table:table-cell table:style-name="Subtotal" table:formula="of:=SUBTOTAL(9;[.D56:.D61])" office:value-type="float" office:value="28479000" calcext:value-type="float">
                <text:p>28,479,000 </text:p>
              </table:table-cell>
              <table:table-cell table:number-columns-repeated="1020"/>
            </table:table-row>
            <table:table-row-group>
              <table:table-row table:style-name="ro3">
                <table:table-cell/>
                <table:table-cell office:value-type="string" calcext:value-type="string">
                  <text:p>Ministry of Municipal Affairs &amp; Urban Planning</text:p>
                </table:table-cell>
                <table:table-cell table:number-columns-repeated="2" office:value-type="float" office:value="9041000" calcext:value-type="float">
                  <text:p>9,041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Equestrian &amp; Horse Racing Club</text:p>
                </table:table-cell>
                <table:table-cell table:number-columns-repeated="2" office:value-type="float" office:value="1304000" calcext:value-type="float">
                  <text:p>1,304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Public Commission for the Protection of Marine Resources, Environment &amp; Wildlife</text:p>
                </table:table-cell>
                <table:table-cell table:number-columns-repeated="2" office:value-type="float" office:value="5150000" calcext:value-type="float">
                  <text:p>5,15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Mohammed bin Khalifa Al Khalifa Cardiac Center</text:p>
                </table:table-cell>
                <table:table-cell office:value-type="float" office:value="11850000" calcext:value-type="float">
                  <text:p>11,850,000 </text:p>
                </table:table-cell>
                <table:table-cell office:value-type="float" office:value="10750000" calcext:value-type="float">
                  <text:p>10,75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Ministry of Shura Council &amp; Representatives Council Affairs</text:p>
                </table:table-cell>
                <table:table-cell table:number-columns-repeated="2" office:value-type="float" office:value="1270000" calcext:value-type="float">
                  <text:p>1,27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Tender &amp; Auctions Board</text:p>
                </table:table-cell>
                <table:table-cell table:number-columns-repeated="2" office:value-type="float" office:value="964000" calcext:value-type="float">
                  <text:p>964,000 </text:p>
                </table:table-cell>
                <table:table-cell table:number-columns-repeated="1020"/>
              </table:table-row>
            </table:table-row-group>
            <table:table-row table:style-name="ro2">
              <table:table-cell/>
              <table:table-cell table:style-name="Subtotal" office:value-type="string" calcext:value-type="string">
                <text:p>Transfer Budget</text:p>
              </table:table-cell>
              <table:table-cell table:style-name="Subtotal" table:formula="of:=SUBTOTAL(9;[.C63:.C115])" office:value-type="float" office:value="749382000" calcext:value-type="float">
                <text:p>749,382,000 </text:p>
              </table:table-cell>
              <table:table-cell table:style-name="Subtotal" table:formula="of:=SUBTOTAL(9;[.D63:.D115])" office:value-type="float" office:value="895936000" calcext:value-type="float">
                <text:p>895,936,000 </text:p>
              </table:table-cell>
              <table:table-cell table:number-columns-repeated="1020"/>
            </table:table-row>
            <table:table-row-group>
              <table:table-row table:style-name="ro3">
                <table:table-cell/>
                <table:table-cell office:value-type="string" calcext:value-type="string">
                  <text:p>Municipality Councils</text:p>
                </table:table-cell>
                <table:table-cell table:number-columns-repeated="2" office:value-type="float" office:value="612000" calcext:value-type="float">
                  <text:p>612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Constitutional Court</text:p>
                </table:table-cell>
                <table:table-cell table:number-columns-repeated="2" office:value-type="float" office:value="2240000" calcext:value-type="float">
                  <text:p>2,24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Sunni Awqaf</text:p>
                </table:table-cell>
                <table:table-cell table:number-columns-repeated="2" office:value-type="float" office:value="2465000" calcext:value-type="float">
                  <text:p>2,465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Ja'afari Awqaf</text:p>
                </table:table-cell>
                <table:table-cell table:number-columns-repeated="2" office:value-type="float" office:value="2465000" calcext:value-type="float">
                  <text:p>2,465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University of Bahrain</text:p>
                </table:table-cell>
                <table:table-cell table:number-columns-repeated="2" office:value-type="float" office:value="42878000" calcext:value-type="float">
                  <text:p>42,878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Teachers' College (University of Bahrain)</text:p>
                </table:table-cell>
                <table:table-cell table:number-columns-repeated="2" office:value-type="float" office:value="6000000" calcext:value-type="float">
                  <text:p>6,0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Food Subsidies</text:p>
                </table:table-cell>
                <table:table-cell office:value-type="float" office:value="67000000" calcext:value-type="float">
                  <text:p>67,000,000 </text:p>
                </table:table-cell>
                <table:table-cell office:value-type="float" office:value="65890000" calcext:value-type="float">
                  <text:p>65,89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Bait Al-Qura'an</text:p>
                </table:table-cell>
                <table:table-cell table:number-columns-repeated="2" office:value-type="float" office:value="76000" calcext:value-type="float">
                  <text:p>76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Shura Council</text:p>
                </table:table-cell>
                <table:table-cell office:value-type="float" office:value="7963000" calcext:value-type="float">
                  <text:p>7,963,000 </text:p>
                </table:table-cell>
                <table:table-cell office:value-type="float" office:value="7556000" calcext:value-type="float">
                  <text:p>7,556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Districts</text:p>
                </table:table-cell>
                <table:table-cell table:number-columns-repeated="2" office:value-type="float" office:value="4208000" calcext:value-type="float">
                  <text:p>4,208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High Council for Islamic Affairs</text:p>
                </table:table-cell>
                <table:table-cell office:value-type="float" office:value="3284000" calcext:value-type="float">
                  <text:p>3,284,000 </text:p>
                </table:table-cell>
                <table:table-cell office:value-type="float" office:value="3258000" calcext:value-type="float">
                  <text:p>3,258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National Audit Court</text:p>
                </table:table-cell>
                <table:table-cell table:number-columns-repeated="2" office:value-type="float" office:value="4150000" calcext:value-type="float">
                  <text:p>4,15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High Council for Vocational Training</text:p>
                </table:table-cell>
                <table:table-cell table:number-columns-repeated="2" office:value-type="float" office:value="3500000" calcext:value-type="float">
                  <text:p>3,5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Economic Development Board</text:p>
                </table:table-cell>
                <table:table-cell table:number-columns-repeated="2" office:value-type="float" office:value="6300000" calcext:value-type="float">
                  <text:p>6,3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Bahrain Exhibition &amp; Conv. Authority</text:p>
                </table:table-cell>
                <table:table-cell table:number-columns-repeated="2" office:value-type="float" office:value="750000" calcext:value-type="float">
                  <text:p>75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Royal Charity Organization</text:p>
                </table:table-cell>
                <table:table-cell table:number-columns-repeated="2" office:value-type="float" office:value="1880000" calcext:value-type="float">
                  <text:p>1,88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Representatives Council</text:p>
                </table:table-cell>
                <table:table-cell office:value-type="float" office:value="8280000" calcext:value-type="float">
                  <text:p>8,280,000 </text:p>
                </table:table-cell>
                <table:table-cell office:value-type="float" office:value="8151000" calcext:value-type="float">
                  <text:p>8,151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Bahrain Institute for Political Development</text:p>
                </table:table-cell>
                <table:table-cell table:number-columns-repeated="2" office:value-type="float" office:value="1500000" calcext:value-type="float">
                  <text:p>1,5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Housing Programme Support (Rent Allowance)</text:p>
                </table:table-cell>
                <table:table-cell table:number-columns-repeated="2" office:value-type="float" office:value="34000000" calcext:value-type="float">
                  <text:p>34,0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Housing Programme Support (Housing Loans Reduction)</text:p>
                </table:table-cell>
                <table:table-cell table:number-columns-repeated="2" office:value-type="float" office:value="4000000" calcext:value-type="float">
                  <text:p>4,0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Housing Programme Support</text:p>
                </table:table-cell>
                <table:table-cell table:number-columns-repeated="2" office:value-type="float" office:value="20000000" calcext:value-type="float">
                  <text:p>20,0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Bahrain Institute for Public Administration</text:p>
                </table:table-cell>
                <table:table-cell table:number-columns-repeated="2" office:value-type="float" office:value="2000000" calcext:value-type="float">
                  <text:p>2,0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Maintenance Fund</text:p>
                </table:table-cell>
                <table:table-cell table:number-columns-repeated="2" office:value-type="float" office:value="250000" calcext:value-type="float">
                  <text:p>25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E. Government Authority</text:p>
                </table:table-cell>
                <table:table-cell table:number-columns-repeated="2" office:value-type="float" office:value="4072000" calcext:value-type="float">
                  <text:p>4,072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Quality Assurance Authority</text:p>
                </table:table-cell>
                <table:table-cell table:number-columns-repeated="2" office:value-type="float" office:value="5400000" calcext:value-type="float">
                  <text:p>5,4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Bahrain Polytechnic</text:p>
                </table:table-cell>
                <table:table-cell table:number-columns-repeated="2" office:value-type="float" office:value="13100000" calcext:value-type="float">
                  <text:p>13,1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King Hamad Hospital</text:p>
                </table:table-cell>
                <table:table-cell office:value-type="float" office:value="30000000" calcext:value-type="float">
                  <text:p>30,000,000 </text:p>
                </table:table-cell>
                <table:table-cell office:value-type="float" office:value="15000000" calcext:value-type="float">
                  <text:p>15,0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Labour Market Regulatory Authority</text:p>
                </table:table-cell>
                <table:table-cell table:number-columns-repeated="2" office:value-type="float" office:value="7000000" calcext:value-type="float">
                  <text:p>7,0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Social Welfare Fund</text:p>
                </table:table-cell>
                <table:table-cell table:number-columns-repeated="2" office:value-type="float" office:value="26000000" calcext:value-type="float">
                  <text:p>26,0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Isa Cutural Centre</text:p>
                </table:table-cell>
                <table:table-cell table:number-columns-repeated="2" office:value-type="float" office:value="1500000" calcext:value-type="float">
                  <text:p>1,5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Bahrain Chamber for dispute resolution</text:p>
                </table:table-cell>
                <table:table-cell table:number-columns-repeated="2" office:value-type="float" office:value="2500000" calcext:value-type="float">
                  <text:p>2,5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Bahrain Centre for strategic, International and Energy Studies</text:p>
                </table:table-cell>
                <table:table-cell table:number-columns-repeated="2" office:value-type="float" office:value="1500000" calcext:value-type="float">
                  <text:p>1,5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Bahrain Stock Exchange</text:p>
                </table:table-cell>
                <table:table-cell table:number-columns-repeated="2" office:value-type="float" office:value="2000000" calcext:value-type="float">
                  <text:p>2,0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King Hamad library</text:p>
                </table:table-cell>
                <table:table-cell office:value-type="float" office:value="1721000" calcext:value-type="float">
                  <text:p>1,721,000 </text:p>
                </table:table-cell>
                <table:table-cell office:value-type="float" office:value="2086000" calcext:value-type="float">
                  <text:p>2,086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National Health Regulatory Authority</text:p>
                </table:table-cell>
                <table:table-cell table:number-columns-repeated="2" office:value-type="float" office:value="1500000" calcext:value-type="float">
                  <text:p>1,5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Isa Award for Human Sciences</text:p>
                </table:table-cell>
                <table:table-cell table:number-columns-repeated="2" office:value-type="float" office:value="1000000" calcext:value-type="float">
                  <text:p>1,00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National Human Rights Institution</text:p>
                </table:table-cell>
                <table:table-cell office:value-type="float" office:value="1000000" calcext:value-type="float">
                  <text:p>1,000,000 </text:p>
                </table:table-cell>
                <table:table-cell office:value-type="float" office:value="750000" calcext:value-type="float">
                  <text:p>750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Bahrain International Air Show</text:p>
                </table:table-cell>
                <table:table-cell office:value-type="float" office:value="1473000" calcext:value-type="float">
                  <text:p>1,473,000 </text:p>
                </table:table-cell>
                <table:table-cell office:value-type="float" office:value="3273000" calcext:value-type="float">
                  <text:p>3,273,000 </text:p>
                </table:table-cell>
                <table:table-cell table:number-columns-repeated="1020"/>
              </table:table-row>
              <table:table-row table:style-name="ro2">
                <table:table-cell/>
                <table:table-cell table:style-name="Subtotal" office:value-type="string" calcext:value-type="string">
                  <text:p>Accounts Under MOF Control</text:p>
                </table:table-cell>
                <table:table-cell table:style-name="Subtotal" table:formula="of:=SUBTOTAL(9;[.C102:.C115])" office:value-type="float" office:value="423815000" calcext:value-type="float">
                  <text:p>423,815,000 </text:p>
                </table:table-cell>
                <table:table-cell table:style-name="Subtotal" table:formula="of:=SUBTOTAL(9;[.D102:.D115])" office:value-type="float" office:value="585126000" calcext:value-type="float">
                  <text:p>585,126,000 </text:p>
                </table:table-cell>
                <table:table-cell table:number-columns-repeated="1020"/>
              </table:table-row>
              <table:table-row-group>
                <table:table-row table:style-name="ro3">
                  <table:table-cell/>
                  <table:table-cell office:value-type="string" calcext:value-type="string">
                    <text:p>Government Debt Interest</text:p>
                  </table:table-cell>
                  <table:table-cell office:value-type="float" office:value="180000000" calcext:value-type="float">
                    <text:p>180,000,000 </text:p>
                  </table:table-cell>
                  <table:table-cell office:value-type="float" office:value="160000000" calcext:value-type="float">
                    <text:p>160,00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Contribution to GCC</text:p>
                  </table:table-cell>
                  <table:table-cell table:number-columns-repeated="2" office:value-type="float" office:value="2800000" calcext:value-type="float">
                    <text:p>2,80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Government Grants</text:p>
                  </table:table-cell>
                  <table:table-cell table:number-columns-repeated="2" office:value-type="float" office:value="3000000" calcext:value-type="float">
                    <text:p>3,00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Government Share in Pension Fund</text:p>
                  </table:table-cell>
                  <table:table-cell office:value-type="float" office:value="800000" calcext:value-type="float">
                    <text:p>800,000 </text:p>
                  </table:table-cell>
                  <table:table-cell office:value-type="float" office:value="750000" calcext:value-type="float">
                    <text:p>75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Contribution to United Nations Organization</text:p>
                  </table:table-cell>
                  <table:table-cell office:value-type="float" office:value="1900000" calcext:value-type="float">
                    <text:p>1,900,000 </text:p>
                  </table:table-cell>
                  <table:table-cell office:value-type="float" office:value="1800000" calcext:value-type="float">
                    <text:p>1,80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Miscellaneous Commitments</text:p>
                  </table:table-cell>
                  <table:table-cell office:value-type="float" office:value="8500000" calcext:value-type="float">
                    <text:p>8,500,000 </text:p>
                  </table:table-cell>
                  <table:table-cell office:value-type="float" office:value="8000000" calcext:value-type="float">
                    <text:p>8,00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The General Organization for Social Insurance</text:p>
                  </table:table-cell>
                  <table:table-cell table:number-columns-repeated="2" office:value-type="float" office:value="16500000" calcext:value-type="float">
                    <text:p>16,50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The Government's Share in Unemployment Insurance</text:p>
                  </table:table-cell>
                  <table:table-cell office:value-type="float" office:value="17000000" calcext:value-type="float">
                    <text:p>17,000,000 </text:p>
                  </table:table-cell>
                  <table:table-cell office:value-type="float" office:value="16000000" calcext:value-type="float">
                    <text:p>16,00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Other Estimations for Line Ministries &amp; Government Agencies</text:p>
                  </table:table-cell>
                  <table:table-cell office:value-type="float" office:value="102965000" calcext:value-type="float">
                    <text:p>102,965,000 </text:p>
                  </table:table-cell>
                  <table:table-cell office:value-type="float" office:value="165926000" calcext:value-type="float">
                    <text:p>165,926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Reduce Cost of Living</text:p>
                  </table:table-cell>
                  <table:table-cell office:value-type="float" office:value="75000000" calcext:value-type="float">
                    <text:p>75,000,000 </text:p>
                  </table:table-cell>
                  <table:table-cell office:value-type="float" office:value="50000000" calcext:value-type="float">
                    <text:p>50,00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Bahraini Families Subsidy</text:p>
                  </table:table-cell>
                  <table:table-cell office:value-type="float" office:value="0" calcext:value-type="float">
                    <text:p>0 </text:p>
                  </table:table-cell>
                  <table:table-cell office:value-type="float" office:value="145000000" calcext:value-type="float">
                    <text:p>145,00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Risk Financing</text:p>
                  </table:table-cell>
                  <table:table-cell table:number-columns-repeated="2" office:value-type="float" office:value="600000" calcext:value-type="float">
                    <text:p>60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UNDP-Bahrain Country Co-operation Framework (CCF)</text:p>
                  </table:table-cell>
                  <table:table-cell table:number-columns-repeated="2" office:value-type="float" office:value="750000" calcext:value-type="float">
                    <text:p>75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Early Retirement Scheme</text:p>
                  </table:table-cell>
                  <table:table-cell table:number-columns-repeated="2" office:value-type="float" office:value="14000000" calcext:value-type="float">
                    <text:p>14,000,000 </text:p>
                  </table:table-cell>
                  <table:table-cell table:number-columns-repeated="1020"/>
                </table:table-row>
              </table:table-row-group>
            </table:table-row-group>
          </table:table-row-group>
          <table:table-row table:style-name="ro2">
            <table:table-cell/>
            <table:table-cell table:style-name="Subtotal" office:value-type="string" calcext:value-type="string">
              <text:p>Total</text:p>
            </table:table-cell>
            <table:table-cell table:style-name="Subtotal" table:formula="of:=SUBTOTAL(9;[.C8:.C115])" office:value-type="float" office:value="2305840000" calcext:value-type="float">
              <text:p>2,305,840,000 </text:p>
            </table:table-cell>
            <table:table-cell table:style-name="Subtotal" table:formula="of:=SUBTOTAL(9;[.D8:.D115])" office:value-type="float" office:value="2416094000" calcext:value-type="float">
              <text:p>2,416,094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Reserve Account</text:p>
            </table:table-cell>
            <table:table-cell office:value-type="float" office:value="69175000" calcext:value-type="float">
              <text:p>69,175,000 </text:p>
            </table:table-cell>
            <table:table-cell office:value-type="float" office:value="72483000" calcext:value-type="float">
              <text:p>72,483,000 </text:p>
            </table:table-cell>
            <table:table-cell table:number-columns-repeated="1020"/>
          </table:table-row>
        </table:table-row-group>
        <table:table-row table:style-name="ro2">
          <table:table-cell/>
          <table:table-cell table:style-name="Subtotal" office:value-type="string" calcext:value-type="string">
            <text:p>Grand Total</text:p>
          </table:table-cell>
          <table:table-cell table:style-name="Subtotal" table:formula="of:=SUBTOTAL(9;[.C8:.C117])" office:value-type="float" office:value="2375015000" calcext:value-type="float">
            <text:p>2,375,015,000 </text:p>
          </table:table-cell>
          <table:table-cell table:style-name="Subtotal" table:formula="of:=SUBTOTAL(9;[.D8:.D117])" office:value-type="float" office:value="2488577000" calcext:value-type="float">
            <text:p>2,488,577,000 </text:p>
          </table:table-cell>
          <table:table-cell table:number-columns-repeated="1020"/>
        </table:table-row>
      </table:table>
      <table:table table:name="Govt Subsidies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ce3"/>
        <table:table-column table:style-name="co10" table:default-cell-style-name="Content"/>
        <table:table-column table:style-name="co10" table:default-cell-style-name="ce9"/>
        <table:table-column table:style-name="co4" table:number-columns-repeated="1020" table:default-cell-style-name="Default"/>
        <table:table-row table:style-name="ro1">
          <table:table-cell/>
          <table:table-cell table:style-name="Heading" office:value-type="string" calcext:value-type="string">
            <text:p>Table 3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Government Subsidies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Heading" office:value-type="string" calcext:value-type="string">
            <text:p>for The Fiscal Years 2011 &amp; 2012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3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ocial Welfare Fund</text:p>
          </table:table-cell>
          <table:table-cell table:formula="of:=['Recurrent Expenditure'.C91]" office:value-type="float" office:value="26000000" calcext:value-type="float">
            <text:p>26,000,000 </text:p>
          </table:table-cell>
          <table:table-cell table:formula="of:=['Recurrent Expenditure'.D91]" office:value-type="float" office:value="26000000" calcext:value-type="float">
            <text:p>26,000,000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lectricity &amp; Water Authority</text:p>
          </table:table-cell>
          <table:table-cell table:formula="of:=['Recurrent Expenditure'.C52]" office:value-type="float" office:value="250000000" calcext:value-type="float">
            <text:p>250,000,000 </text:p>
          </table:table-cell>
          <table:table-cell table:formula="of:=['Recurrent Expenditure'.D52]" office:value-type="float" office:value="250000000" calcext:value-type="float">
            <text:p>250,000,000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University of Bahrain</text:p>
          </table:table-cell>
          <table:table-cell table:formula="of:=['Recurrent Expenditure'.C67]" office:value-type="float" office:value="42878000" calcext:value-type="float">
            <text:p>42,878,000 </text:p>
          </table:table-cell>
          <table:table-cell table:formula="of:=['Recurrent Expenditure'.D67]" office:value-type="float" office:value="42878000" calcext:value-type="float">
            <text:p>42,878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igh Council for Vocational Training</text:p>
          </table:table-cell>
          <table:table-cell table:formula="of:=['Recurrent Expenditure'.C75]" office:value-type="float" office:value="3500000" calcext:value-type="float">
            <text:p>3,500,000 </text:p>
          </table:table-cell>
          <table:table-cell table:formula="of:=['Recurrent Expenditure'.D75]" office:value-type="float" office:value="3500000" calcext:value-type="float">
            <text:p>3,500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achers' College (University of Bahrain)</text:p>
          </table:table-cell>
          <table:table-cell table:formula="of:=['Recurrent Expenditure'.C68]" office:value-type="float" office:value="6000000" calcext:value-type="float">
            <text:p>6,000,000 </text:p>
          </table:table-cell>
          <table:table-cell table:formula="of:=['Recurrent Expenditure'.D68]" office:value-type="float" office:value="6000000" calcext:value-type="float">
            <text:p>6,000,000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ahrain Polytechnic</text:p>
          </table:table-cell>
          <table:table-cell table:formula="of:=['Recurrent Expenditure'.C88]" office:value-type="float" office:value="13100000" calcext:value-type="float">
            <text:p>13,100,000 </text:p>
          </table:table-cell>
          <table:table-cell table:formula="of:=['Recurrent Expenditure'.D88]" office:value-type="float" office:value="13100000" calcext:value-type="float">
            <text:p>13,100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od Subsidies</text:p>
          </table:table-cell>
          <table:table-cell table:formula="of:=['Recurrent Expenditure'.C69]" office:value-type="float" office:value="67000000" calcext:value-type="float">
            <text:p>67,000,000 </text:p>
          </table:table-cell>
          <table:table-cell table:formula="of:=['Recurrent Expenditure'.D69]" office:value-type="float" office:value="65890000" calcext:value-type="float">
            <text:p>65,890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yal Charity Organization</text:p>
          </table:table-cell>
          <table:table-cell table:formula="of:=['Recurrent Expenditure'.C78]" office:value-type="float" office:value="1880000" calcext:value-type="float">
            <text:p>1,880,000 </text:p>
          </table:table-cell>
          <table:table-cell table:formula="of:=['Recurrent Expenditure'.D78]" office:value-type="float" office:value="1880000" calcext:value-type="float">
            <text:p>1,880,000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Housing Programme Support (Rent Allowance)</text:p>
          </table:table-cell>
          <table:table-cell table:formula="of:=['Recurrent Expenditure'.C81]" office:value-type="float" office:value="34000000" calcext:value-type="float">
            <text:p>34,000,000 </text:p>
          </table:table-cell>
          <table:table-cell table:formula="of:=['Recurrent Expenditure'.D81]" office:value-type="float" office:value="34000000" calcext:value-type="float">
            <text:p>34,000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ousing Programme Support (Housing Loans Reduction)</text:p>
          </table:table-cell>
          <table:table-cell table:formula="of:=['Recurrent Expenditure'.C82]" office:value-type="float" office:value="4000000" calcext:value-type="float">
            <text:p>4,000,000 </text:p>
          </table:table-cell>
          <table:table-cell table:formula="of:=['Recurrent Expenditure'.D82]" office:value-type="float" office:value="4000000" calcext:value-type="float">
            <text:p>4,000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ousing Programme Support</text:p>
          </table:table-cell>
          <table:table-cell table:formula="of:=['Recurrent Expenditure'.C83]" office:value-type="float" office:value="20000000" calcext:value-type="float">
            <text:p>20,000,000 </text:p>
          </table:table-cell>
          <table:table-cell table:formula="of:=['Recurrent Expenditure'.D83]" office:value-type="float" office:value="20000000" calcext:value-type="float">
            <text:p>20,000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uce Cost of Living</text:p>
          </table:table-cell>
          <table:table-cell table:formula="of:=['Recurrent Expenditure'.C111]" office:value-type="float" office:value="75000000" calcext:value-type="float">
            <text:p>75,000,000 </text:p>
          </table:table-cell>
          <table:table-cell table:formula="of:=['Recurrent Expenditure'.D111]" office:value-type="float" office:value="50000000" calcext:value-type="float">
            <text:p>50,000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hraini Families Subsidy</text:p>
          </table:table-cell>
          <table:table-cell table:formula="of:=['Recurrent Expenditure'.C112]" office:value-type="float" office:value="0" calcext:value-type="float">
            <text:p>0 </text:p>
          </table:table-cell>
          <table:table-cell table:formula="of:=['Recurrent Expenditure'.D112]" office:value-type="float" office:value="145000000" calcext:value-type="float">
            <text:p>145,000,0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7" table:formula="of:=SUM([.C8:.C20])" office:value-type="float" office:value="543358000" calcext:value-type="float">
            <text:p>543,358,000 </text:p>
          </table:table-cell>
          <table:table-cell table:style-name="ce10" table:formula="of:=SUM([.D8:.D20])" office:value-type="float" office:value="662248000" calcext:value-type="float">
            <text:p>662,248,000 </text:p>
          </table:table-cell>
          <table:table-cell table:number-columns-repeated="1020"/>
        </table:table-row>
      </table:table>
      <table:table table:name="Project Expenditure" table:style-name="ta5">
        <office:forms form:automatic-focus="false" form:apply-design-mode="false"/>
        <table:table-column table:style-name="co13" table:default-cell-style-name="Default"/>
        <table:table-column table:style-name="co14" table:default-cell-style-name="ce3"/>
        <table:table-column table:style-name="co15" table:default-cell-style-name="Content"/>
        <table:table-column table:style-name="co15" table:default-cell-style-name="ce9"/>
        <table:table-column table:style-name="co4" table:number-columns-repeated="1020" table:default-cell-style-name="Default"/>
        <table:table-row table:style-name="ro5">
          <table:table-cell/>
          <table:table-cell table:style-name="Heading" office:value-type="string" calcext:value-type="string">
            <text:p>Table 4</text:p>
          </table:table-cell>
          <table:table-cell table:style-name="Default" table:number-columns-repeated="2"/>
          <table:table-cell table:number-columns-repeated="1020"/>
        </table:table-row>
        <table:table-row table:style-name="ro5">
          <table:table-cell/>
          <table:table-cell table:style-name="Heading" office:value-type="string" calcext:value-type="string">
            <text:p>Project Expenditure by Ministries</text:p>
          </table:table-cell>
          <table:table-cell table:style-name="Default" table:number-columns-repeated="2"/>
          <table:table-cell table:number-columns-repeated="1020"/>
        </table:table-row>
        <table:table-row table:style-name="ro5">
          <table:table-cell/>
          <table:table-cell table:style-name="Heading" office:value-type="string" calcext:value-type="string">
            <text:p>for The Fiscal Years 2011 &amp; 2012</text:p>
          </table:table-cell>
          <table:table-cell table:style-name="Default" table:number-columns-repeated="2"/>
          <table:table-cell table:number-columns-repeated="1020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1020"/>
        </table:table-row>
        <table:table-row-group>
          <table:table-row table:style-name="ro2">
            <table:table-cell table:style-name="Subtotal"/>
            <table:table-cell table:style-name="ce11" office:value-type="string" calcext:value-type="string">
              <text:p>Public Administration Sector</text:p>
            </table:table-cell>
            <table:table-cell table:style-name="Subtotal" table:formula="of:=SUBTOTAL(9;[.C9:.C17])" office:value-type="float" office:value="53241000" calcext:value-type="float">
              <text:p>53,241,000 </text:p>
            </table:table-cell>
            <table:table-cell table:style-name="ce12" table:formula="of:=SUBTOTAL(9;[.D9:.D17])" office:value-type="float" office:value="48601000" calcext:value-type="float">
              <text:p>48,601,000 </text:p>
            </table:table-cell>
            <table:table-cell table:style-name="Subtotal" table:number-columns-repeated="1020"/>
          </table:table-row>
          <table:table-row table:style-name="ro5">
            <table:table-cell/>
            <table:table-cell office:value-type="string" calcext:value-type="string">
              <text:p>National Guard</text:p>
            </table:table-cell>
            <table:table-cell table:number-columns-repeated="2" office:value-type="float" office:value="6000000" calcext:value-type="float">
              <text:p>6,000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Ministry of Interior</text:p>
            </table:table-cell>
            <table:table-cell table:number-columns-repeated="2" office:value-type="float" office:value="30000000" calcext:value-type="float">
              <text:p>30,000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Customs Affairs</text:p>
            </table:table-cell>
            <table:table-cell office:value-type="float" office:value="3280000" calcext:value-type="float">
              <text:p>3,280,000 </text:p>
            </table:table-cell>
            <table:table-cell office:value-type="float" office:value="4000000" calcext:value-type="float">
              <text:p>4,000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Ministry of Foreign Affairs</text:p>
            </table:table-cell>
            <table:table-cell table:number-columns-repeated="2" office:value-type="float" office:value="2000000" calcext:value-type="float">
              <text:p>2,000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Ministry of Justice &amp; Islamic Affairs &amp; Awqaf (Justice Affairs)</text:p>
            </table:table-cell>
            <table:table-cell office:value-type="float" office:value="440000" calcext:value-type="float">
              <text:p>440,000 </text:p>
            </table:table-cell>
            <table:table-cell office:value-type="float" office:value="1226000" calcext:value-type="float">
              <text:p>1,226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Ministry of Justice &amp; Islamic Affairs &amp; Awqaf (Islamic Affairs)</text:p>
            </table:table-cell>
            <table:table-cell table:number-columns-repeated="2" office:value-type="float" office:value="800000" calcext:value-type="float">
              <text:p>800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Civil Service Bureau</text:p>
            </table:table-cell>
            <table:table-cell office:value-type="float" office:value="2000000" calcext:value-type="float">
              <text:p>2,000,000 </text:p>
            </table:table-cell>
            <table:table-cell office:value-type="float" office:value="1330000" calcext:value-type="float">
              <text:p>1,330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Central Informatics Organization</text:p>
            </table:table-cell>
            <table:table-cell office:value-type="float" office:value="7300000" calcext:value-type="float">
              <text:p>7,300,000 </text:p>
            </table:table-cell>
            <table:table-cell office:value-type="float" office:value="2450000" calcext:value-type="float">
              <text:p>2,450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Survey &amp; Land Registration Bureau</text:p>
            </table:table-cell>
            <table:table-cell office:value-type="float" office:value="1421000" calcext:value-type="float">
              <text:p>1,421,000 </text:p>
            </table:table-cell>
            <table:table-cell office:value-type="float" office:value="795000" calcext:value-type="float">
              <text:p>795,000 </text:p>
            </table:table-cell>
            <table:table-cell table:number-columns-repeated="1020"/>
          </table:table-row>
          <table:table-row table:style-name="ro2">
            <table:table-cell table:style-name="Subtotal"/>
            <table:table-cell table:style-name="ce11" office:value-type="string" calcext:value-type="string">
              <text:p>Social Services Sector</text:p>
            </table:table-cell>
            <table:table-cell table:style-name="Subtotal" table:formula="of:=SUBTOTAL(9;[.C19:.C25])" office:value-type="float" office:value="85594000" calcext:value-type="float">
              <text:p>85,594,000 </text:p>
            </table:table-cell>
            <table:table-cell table:style-name="ce12" table:formula="of:=SUBTOTAL(9;[.D19:.D25])" office:value-type="float" office:value="80606000" calcext:value-type="float">
              <text:p>80,606,000 </text:p>
            </table:table-cell>
            <table:table-cell table:style-name="Subtotal" table:number-columns-repeated="1020"/>
          </table:table-row>
          <table:table-row table:style-name="ro5">
            <table:table-cell/>
            <table:table-cell office:value-type="string" calcext:value-type="string">
              <text:p>Ministry of culture</text:p>
            </table:table-cell>
            <table:table-cell office:value-type="float" office:value="19600000" calcext:value-type="float">
              <text:p>19,600,000 </text:p>
            </table:table-cell>
            <table:table-cell office:value-type="float" office:value="8722000" calcext:value-type="float">
              <text:p>8,722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Information Affairs Authority</text:p>
            </table:table-cell>
            <table:table-cell office:value-type="float" office:value="7350000" calcext:value-type="float">
              <text:p>7,350,000 </text:p>
            </table:table-cell>
            <table:table-cell office:value-type="float" office:value="6157000" calcext:value-type="float">
              <text:p>6,157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Ministry of Education</text:p>
            </table:table-cell>
            <table:table-cell office:value-type="float" office:value="17051000" calcext:value-type="float">
              <text:p>17,051,000 </text:p>
            </table:table-cell>
            <table:table-cell office:value-type="float" office:value="15636000" calcext:value-type="float">
              <text:p>15,636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Ministry of Health</text:p>
            </table:table-cell>
            <table:table-cell office:value-type="float" office:value="20033000" calcext:value-type="float">
              <text:p>20,033,000 </text:p>
            </table:table-cell>
            <table:table-cell office:value-type="float" office:value="25255000" calcext:value-type="float">
              <text:p>25,255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Ministry of Labour</text:p>
            </table:table-cell>
            <table:table-cell office:value-type="float" office:value="510000" calcext:value-type="float">
              <text:p>510,000 </text:p>
            </table:table-cell>
            <table:table-cell office:value-type="float" office:value="346000" calcext:value-type="float">
              <text:p>346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General Organization for Youth &amp; Sports</text:p>
            </table:table-cell>
            <table:table-cell office:value-type="float" office:value="19400000" calcext:value-type="float">
              <text:p>19,400,000 </text:p>
            </table:table-cell>
            <table:table-cell office:value-type="float" office:value="22424000" calcext:value-type="float">
              <text:p>22,424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Ministry of Social Development</text:p>
            </table:table-cell>
            <table:table-cell office:value-type="float" office:value="1650000" calcext:value-type="float">
              <text:p>1,650,000 </text:p>
            </table:table-cell>
            <table:table-cell office:value-type="float" office:value="2066000" calcext:value-type="float">
              <text:p>2,066,000 </text:p>
            </table:table-cell>
            <table:table-cell table:number-columns-repeated="1020"/>
          </table:table-row>
          <table:table-row table:style-name="ro2">
            <table:table-cell table:style-name="Subtotal"/>
            <table:table-cell table:style-name="ce11" office:value-type="string" calcext:value-type="string">
              <text:p>Economic Services Sector</text:p>
            </table:table-cell>
            <table:table-cell table:style-name="Subtotal" table:formula="of:=SUBTOTAL(9;[.C27:.C28])" office:value-type="float" office:value="22394000" calcext:value-type="float">
              <text:p>22,394,000 </text:p>
            </table:table-cell>
            <table:table-cell table:style-name="ce12" table:formula="of:=SUBTOTAL(9;[.D27:.D28])" office:value-type="float" office:value="19991000" calcext:value-type="float">
              <text:p>19,991,000 </text:p>
            </table:table-cell>
            <table:table-cell table:style-name="Subtotal" table:number-columns-repeated="1020"/>
          </table:table-row>
          <table:table-row table:style-name="ro5">
            <table:table-cell/>
            <table:table-cell office:value-type="string" calcext:value-type="string">
              <text:p>Ministry of Industry &amp; Commerce</text:p>
            </table:table-cell>
            <table:table-cell office:value-type="float" office:value="13394000" calcext:value-type="float">
              <text:p>13,394,000 </text:p>
            </table:table-cell>
            <table:table-cell office:value-type="float" office:value="11991000" calcext:value-type="float">
              <text:p>11,991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Ministry of Finance</text:p>
            </table:table-cell>
            <table:table-cell office:value-type="float" office:value="9000000" calcext:value-type="float">
              <text:p>9,000,000 </text:p>
            </table:table-cell>
            <table:table-cell office:value-type="float" office:value="8000000" calcext:value-type="float">
              <text:p>8,000,000 </text:p>
            </table:table-cell>
            <table:table-cell table:number-columns-repeated="1020"/>
          </table:table-row>
          <table:table-row table:style-name="ro2">
            <table:table-cell table:style-name="Subtotal"/>
            <table:table-cell table:style-name="ce11" office:value-type="string" calcext:value-type="string">
              <text:p>Infrastructure Sector</text:p>
            </table:table-cell>
            <table:table-cell table:style-name="Subtotal" table:formula="of:=SUBTOTAL(9;[.C30:.C34])" office:value-type="float" office:value="355778000" calcext:value-type="float">
              <text:p>355,778,000 </text:p>
            </table:table-cell>
            <table:table-cell table:style-name="ce12" table:formula="of:=SUBTOTAL(9;[.D30:.D34])" office:value-type="float" office:value="302407000" calcext:value-type="float">
              <text:p>302,407,000 </text:p>
            </table:table-cell>
            <table:table-cell table:style-name="Subtotal" table:number-columns-repeated="1020"/>
          </table:table-row>
          <table:table-row table:style-name="ro5">
            <table:table-cell/>
            <table:table-cell office:value-type="string" calcext:value-type="string">
              <text:p>Ministry of Works</text:p>
            </table:table-cell>
            <table:table-cell office:value-type="float" office:value="168978000" calcext:value-type="float">
              <text:p>168,978,000 </text:p>
            </table:table-cell>
            <table:table-cell office:value-type="float" office:value="118222000" calcext:value-type="float">
              <text:p>118,222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Ministry of Housing</text:p>
            </table:table-cell>
            <table:table-cell table:number-columns-repeated="2" office:value-type="float" office:value="180000000" calcext:value-type="float">
              <text:p>180,000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Civil Aviation Affairs</text:p>
            </table:table-cell>
            <table:table-cell office:value-type="float" office:value="5100000" calcext:value-type="float">
              <text:p>5,100,000 </text:p>
            </table:table-cell>
            <table:table-cell office:value-type="float" office:value="4135000" calcext:value-type="float">
              <text:p>4,135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Post, Comm., Freq. &amp; Transp. Affairs</text:p>
            </table:table-cell>
            <table:table-cell table:number-columns-repeated="2" office:value-type="float" office:value="0" calcext:value-type="float">
              <text:p>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Post, Communication,Frequency and Transport Affairs</text:p>
            </table:table-cell>
            <table:table-cell office:value-type="float" office:value="1700000" calcext:value-type="float">
              <text:p>1,700,000 </text:p>
            </table:table-cell>
            <table:table-cell office:value-type="float" office:value="50000" calcext:value-type="float">
              <text:p>50,000 </text:p>
            </table:table-cell>
            <table:table-cell table:number-columns-repeated="1020"/>
          </table:table-row>
          <table:table-row table:style-name="ro2">
            <table:table-cell table:style-name="Subtotal"/>
            <table:table-cell table:style-name="ce11" office:value-type="string" calcext:value-type="string">
              <text:p>Miscellaneous Budget</text:p>
            </table:table-cell>
            <table:table-cell table:style-name="Subtotal" table:formula="of:=SUBTOTAL(9;[.C36:.C38])" office:value-type="float" office:value="19893000" calcext:value-type="float">
              <text:p>19,893,000 </text:p>
            </table:table-cell>
            <table:table-cell table:style-name="ce12" table:formula="of:=SUBTOTAL(9;[.D36:.D38])" office:value-type="float" office:value="16467000" calcext:value-type="float">
              <text:p>16,467,000 </text:p>
            </table:table-cell>
            <table:table-cell table:style-name="Subtotal" table:number-columns-repeated="1020"/>
          </table:table-row>
          <table:table-row table:style-name="ro5">
            <table:table-cell/>
            <table:table-cell office:value-type="string" calcext:value-type="string">
              <text:p>Ministry of Municipal Affairs &amp; Urban Planning</text:p>
            </table:table-cell>
            <table:table-cell office:value-type="float" office:value="8133000" calcext:value-type="float">
              <text:p>8,133,000 </text:p>
            </table:table-cell>
            <table:table-cell office:value-type="float" office:value="7000000" calcext:value-type="float">
              <text:p>7,000,000 </text:p>
            </table:table-cell>
            <table:table-cell table:number-columns-repeated="1020"/>
          </table:table-row>
          <table:table-row table:style-name="ro5">
            <table:table-cell/>
            <table:table-cell office:value-type="string" calcext:value-type="string">
              <text:p>Tender &amp; Auctions Board</text:p>
            </table:table-cell>
            <table:table-cell table:number-columns-repeated="2" office:value-type="float" office:value="400000" calcext:value-type="float">
              <text:p>400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Public Commission for the Protection of Marine Resources, Environment &amp; Wildlife</text:p>
            </table:table-cell>
            <table:table-cell office:value-type="float" office:value="11360000" calcext:value-type="float">
              <text:p>11,360,000 </text:p>
            </table:table-cell>
            <table:table-cell office:value-type="float" office:value="9067000" calcext:value-type="float">
              <text:p>9,067,000 </text:p>
            </table:table-cell>
            <table:table-cell table:number-columns-repeated="1020"/>
          </table:table-row>
          <table:table-row table:style-name="ro2">
            <table:table-cell table:style-name="Subtotal"/>
            <table:table-cell table:style-name="ce11" office:value-type="string" calcext:value-type="string">
              <text:p>Transfer Budget</text:p>
            </table:table-cell>
            <table:table-cell table:style-name="Subtotal" table:formula="of:=SUBTOTAL(9;[.C40:.C46])" office:value-type="float" office:value="163100000" calcext:value-type="float">
              <text:p>163,100,000 </text:p>
            </table:table-cell>
            <table:table-cell table:style-name="ce12" table:formula="of:=SUBTOTAL(9;[.D40:.D46])" office:value-type="float" office:value="166928000" calcext:value-type="float">
              <text:p>166,928,000 </text:p>
            </table:table-cell>
            <table:table-cell table:style-name="Subtotal" table:number-columns-repeated="1020"/>
          </table:table-row>
          <table:table-row table:style-name="ro3">
            <table:table-cell/>
            <table:table-cell office:value-type="string" calcext:value-type="string">
              <text:p>University of Bahrain</text:p>
            </table:table-cell>
            <table:table-cell office:value-type="float" office:value="4100000" calcext:value-type="float">
              <text:p>4,100,000 </text:p>
            </table:table-cell>
            <table:table-cell office:value-type="float" office:value="3775000" calcext:value-type="float">
              <text:p>3,775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Various Capital Projects</text:p>
            </table:table-cell>
            <table:table-cell office:value-type="float" office:value="122769000" calcext:value-type="float">
              <text:p>122,769,000 </text:p>
            </table:table-cell>
            <table:table-cell office:value-type="float" office:value="129108000" calcext:value-type="float">
              <text:p>129,108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Economic Development Board</text:p>
            </table:table-cell>
            <table:table-cell table:number-columns-repeated="2" office:value-type="float" office:value="13000000" calcext:value-type="float">
              <text:p>13,000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E. Government Authority</text:p>
            </table:table-cell>
            <table:table-cell table:number-columns-repeated="2" office:value-type="float" office:value="8000000" calcext:value-type="float">
              <text:p>8,000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Bahrain Exhibition &amp; Conv. Authority</text:p>
            </table:table-cell>
            <table:table-cell office:value-type="float" office:value="0" calcext:value-type="float">
              <text:p>0 </text:p>
            </table:table-cell>
            <table:table-cell office:value-type="float" office:value="500000" calcext:value-type="float">
              <text:p>500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High Council for Islamic Affairs</text:p>
            </table:table-cell>
            <table:table-cell table:number-columns-repeated="2" office:value-type="float" office:value="1620000" calcext:value-type="float">
              <text:p>1,620,000 </text:p>
            </table:table-cell>
            <table:table-cell table:number-columns-repeated="1020"/>
          </table:table-row>
          <table:table-row table:style-name="ro3">
            <table:table-cell/>
            <table:table-cell office:value-type="string" calcext:value-type="string">
              <text:p>General Organization of Port</text:p>
            </table:table-cell>
            <table:table-cell office:value-type="float" office:value="13611000" calcext:value-type="float">
              <text:p>13,611,000 </text:p>
            </table:table-cell>
            <table:table-cell office:value-type="float" office:value="10925000" calcext:value-type="float">
              <text:p>10,925,000 </text:p>
            </table:table-cell>
            <table:table-cell table:number-columns-repeated="1020"/>
          </table:table-row>
        </table:table-row-group>
        <table:table-row table:style-name="ro2">
          <table:table-cell table:style-name="Subtotal"/>
          <table:table-cell table:style-name="ce4" office:value-type="string" calcext:value-type="string">
            <text:p>Total</text:p>
          </table:table-cell>
          <table:table-cell table:style-name="ce7" table:formula="of:=SUBTOTAL(9;[.C8:.C46])" office:value-type="float" office:value="700000000" calcext:value-type="float">
            <text:p>700,000,000 </text:p>
          </table:table-cell>
          <table:table-cell table:style-name="ce10" table:formula="of:=SUBTOTAL(9;[.D8:.D46])" office:value-type="float" office:value="635000000" calcext:value-type="float">
            <text:p>635,000,000 </text:p>
          </table:table-cell>
          <table:table-cell table:style-name="Subtotal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 loext:vertical-justify="auto"/>
      <style:paragraph-properties css3t:text-justify="auto"/>
      <style:text-properties style:font-name="Liberation Sans1" fo:font-family="'Liberation Sans'" style:font-style-name="Regular" style:font-pitch="variable" style:font-name-asian="Noto Sans CJK SC Regular" style:font-family-asian="'Noto Sans CJK SC Regular'" style:font-family-generic-asian="system" style:font-pitch-asian="variable" style:font-name-complex="Liberation Sans1" style:font-family-complex="'Liberation Sans'" style:font-style-name-complex="Regular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100">
      <style:table-cell-properties style:text-align-source="fix" style:repeat-content="false" loext:vertical-justify="auto"/>
      <style:paragraph-properties fo:text-align="center" css3t:text-justify="auto"/>
      <style:text-properties fo:font-size="10pt" fo:font-style="normal" fo:font-weight="bold"/>
    </style:style>
    <style:style style:name="Heading1" style:family="table-cell" style:parent-style-name="Heading">
      <style:table-cell-properties style:text-align-source="fix" style:repeat-content="false" fo:padding-bottom="0.99pt" fo:padding-left="0.99pt" fo:padding-right="0.99pt" fo:padding-top="7.99pt" style:rotation-angle="0" loext:vertical-justify="auto"/>
      <style:paragraph-properties fo:text-align="start" css3t:text-justify="auto"/>
    </style:style>
    <style:style style:name="Content" style:family="table-cell" style:parent-style-name="Default" style:data-style-name="N106"/>
    <style:style style:name="Subtotal" style:family="table-cell" style:parent-style-name="Content">
      <style:table-cell-properties fo:padding-bottom="0.99pt" fo:padding-left="0.99pt" fo:padding-right="0.99pt" fo:padding-top="7.99pt" loext:vertical-justify="auto"/>
      <style:paragraph-properties css3t:text-justify="auto"/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urrent_20_Expenditure" style:display-name="PageStyle_Recurren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venue" style:display-name="PageStyle_Revenu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ject_20_Expenditure" style:display-name="PageStyle_Projec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ovt_20_Subsidies" style:display-name="PageStyle_Govt Subsid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tal_20_Rev_20__26__20_Exp" style:display-name="PageStyle_Total Rev &amp; Ex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06-13T13:59:05.674530349</dc:date>
    <meta:editing-cycles>10</meta:editing-cycles>
    <meta:editing-duration>PT33M13S</meta:editing-duration>
    <meta:generator>LibreOffice/5.2.2.2$Linux_X86_64 LibreOffice_project/20m0$Build-2</meta:generator>
    <meta:document-statistic meta:table-count="5" meta:cell-count="674" meta:object-count="0"/>
  </office:meta>
</office:document-meta>
</file>